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929in"/>
    </style:style>
    <style:style style:name="co2" style:family="table-column">
      <style:table-column-properties fo:break-before="auto" style:column-width="2.5327in"/>
    </style:style>
    <style:style style:name="co3" style:family="table-column">
      <style:table-column-properties fo:break-before="auto" style:column-width="1.5311in"/>
    </style:style>
    <style:style style:name="co4" style:family="table-column">
      <style:table-column-properties fo:break-before="auto" style:column-width="1.3193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2307in"/>
    </style:style>
    <style:style style:name="co9" style:family="table-column">
      <style:table-column-properties fo:break-before="auto" style:column-width="3.6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591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1484in" fo:break-before="auto" style:use-optimal-row-height="true"/>
    </style:style>
    <style:style style:name="ro4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75" number:language="it" number:country="IT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FreeSans1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start"/>
      <style:text-properties style:font-name="FreeSans1" fo:font-size="8pt" style:font-size-asian="8pt" style:font-size-complex="8pt"/>
    </style:style>
    <style:style style:name="ce4" style:family="table-cell" style:parent-style-name="Default">
      <style:table-cell-properties fo:border-bottom="0.0008in solid #000000" style:text-align-source="fix" style:repeat-content="false" fo:wrap-option="wrap" fo:border-left="0.0008in solid #000000" fo:border-right="0.0008in solid #000000" fo:border-top="none" style:vertical-align="middle"/>
      <style:paragraph-properties fo:text-align="start"/>
      <style:text-properties style:font-name="FreeSans1" fo:font-size="8pt" style:font-size-asian="8pt" style:font-size-complex="8pt"/>
    </style:style>
    <style:style style:name="ce5" style:family="table-cell" style:parent-style-name="Default">
      <style:table-cell-properties fo:border="0.0008in solid #000000"/>
      <style:text-properties style:font-name="FreeSans1" fo:font-size="8pt" style:font-size-asian="8pt" style:font-size-complex="8pt"/>
    </style:style>
    <style:style style:name="ce6" style:family="table-cell" style:parent-style-name="Default">
      <style:table-cell-properties fo:border-bottom="none" fo:border-left="0.0008in solid #000000" fo:border-right="0.0008in solid #000000" fo:border-top="0.0008in solid #000000"/>
      <style:text-properties style:font-name="FreeSans1" fo:font-size="8pt" style:font-size-asian="8pt" style:font-size-complex="8pt"/>
    </style:style>
    <style:style style:name="ce7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none" style:vertical-align="middle"/>
      <style:paragraph-properties fo:text-align="start"/>
      <style:text-properties style:font-name="FreeSans1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FreeSans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FreeSans1" fo:font-size="8pt" style:font-size-asian="8pt" style:font-size-complex="8pt"/>
    </style:style>
    <style:style style:name="ce10" style:family="table-cell" style:parent-style-name="Default" style:data-style-name="N507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FreeSans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5075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FreeSans1" fo:font-size="8pt" style:font-size-asian="8pt" style:font-size-complex="8pt"/>
    </style:style>
    <style:style style:name="ce12" style:family="table-cell" style:parent-style-name="Default" style:data-style-name="N5075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8pt" style:font-size-asian="8pt" style:font-size-complex="8pt"/>
    </style:style>
    <style:style style:name="ce13" style:family="table-cell" style:parent-style-name="Default" style:data-style-name="N37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FreeSans1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FreeSans1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border="0.0008in solid #000000" style:vertical-align="middle"/>
      <style:paragraph-properties fo:text-align="start"/>
      <style:text-properties style:font-name="FreeSans1" fo:font-size="8pt" style:font-size-asian="8pt" style:font-size-complex="8pt"/>
    </style:style>
  </office:automatic-styles>
  <office:body>
    <office:spreadsheet>
      <table:table table:name="cafer" table:style-name="ta1" table:print-ranges="cafer.C1:cafer.K45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2"/>
        <table:table-column table:style-name="co8" table:default-cell-style-name="ce1"/>
        <table:table-column table:style-name="co7" table:default-cell-style-name="ce12"/>
        <table:table-column table:style-name="co9" table:default-cell-style-name="ce1"/>
        <table:table-column table:style-name="co10" table:number-columns-repeated="245" table:default-cell-style-name="ce1"/>
        <table:table-row table:style-name="ro1">
          <table:table-cell table:number-columns-repeated="2"/>
          <table:table-cell table:style-name="ce8" office:value-type="string" table:number-columns-spanned="2" table:number-rows-spanned="1">
            <text:p>Fondo</text:p>
          </table:table-cell>
          <table:covered-table-cell table:style-name="ce8"/>
          <table:table-cell table:style-name="ce8" office:value-type="string" table:number-columns-spanned="2" table:number-rows-spanned="1">
            <text:p>collocazione</text:p>
          </table:table-cell>
          <table:covered-table-cell table:style-name="ce8"/>
          <table:table-cell table:style-name="ce8"/>
          <table:table-cell table:style-name="ce10" office:value-type="string" table:number-columns-spanned="2" table:number-rows-spanned="1">
            <text:p>data sul doc.</text:p>
          </table:table-cell>
          <table:covered-table-cell table:style-name="ce8"/>
          <table:table-cell table:style-name="ce10" office:value-type="string">
            <text:p>data univ.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float" office:value="322">
            <text:p>322</text:p>
          </table:table-cell>
          <table:table-cell table:style-name="ce2" office:value-type="string">
            <text:p>senato, relazioni ambasciatori e altre cariche</text:p>
          </table:table-cell>
          <table:table-cell table:style-name="ce2" office:value-type="string" table:number-columns-spanned="2" table:number-rows-spanned="1">
            <text:p>Collegio Relazioni</text:p>
          </table:table-cell>
          <table:covered-table-cell table:style-name="ce2" office:value-type="string">
            <text:p>Collegio Relazioni</text:p>
          </table:covered-table-cell>
          <table:table-cell table:style-name="ce2" office:value-type="string" table:number-columns-spanned="2" table:number-rows-spanned="1">
            <text:p>b. 4 </text:p>
          </table:table-cell>
          <table:covered-table-cell table:style-name="ce2"/>
          <table:table-cell table:style-name="ce2" office:value-type="string">
            <text:p><text:s/>c. 27v </text:p>
          </table:table-cell>
          <table:table-cell table:style-name="ce11"/>
          <table:table-cell table:style-name="ce2"/>
          <table:table-cell table:style-name="ce11" table:formula="oooc:=IF([.H2]=&quot;&quot;;&quot;&quot;;IF([.I2]=&quot;mv&quot;;DATE(YEAR([.H2])+1;MONTH([.H2]);DAY([.H2]));[.H2]))">
            <text:p/>
          </table:table-cell>
          <table:table-cell table:style-name="ce2" office:value-type="string">
            <text:p>Relazione di Lorenzo Bernardo</text:p>
          </table:table-cell>
          <table:table-cell table:number-columns-repeated="245"/>
        </table:table-row>
        <table:table-row table:style-name="ro1">
          <table:table-cell table:style-name="ce2" office:value-type="string" table:number-columns-spanned="1" table:number-rows-spanned="13">
            <text:p>a stampa</text:p>
          </table:table-cell>
          <table:table-cell table:style-name="ce2" table:number-columns-spanned="1" table:number-rows-spanned="13"/>
          <table:table-cell table:style-name="ce2" office:value-type="string" table:number-columns-spanned="1" table:number-rows-spanned="13">
            <text:p>Senato dispacci</text:p>
          </table:table-cell>
          <table:table-cell table:style-name="ce2" office:value-type="string" table:number-columns-spanned="1" table:number-rows-spanned="12">
            <text:p>Costantinopoli</text:p>
          </table:table-cell>
          <table:table-cell table:style-name="ce2" office:value-type="string" table:number-columns-spanned="2" table:number-rows-spanned="1">
            <text:p>b. 31 </text:p>
          </table:table-cell>
          <table:covered-table-cell table:style-name="ce2"/>
          <table:table-cell table:style-name="ce2" office:value-type="string">
            <text:p><text:s/>c. 69v <text:s text:c="6"/></text:p>
          </table:table-cell>
          <table:table-cell table:style-name="ce11"/>
          <table:table-cell table:style-name="ce2"/>
          <table:table-cell table:style-name="ce11" table:formula="oooc:=IF([.H3]=&quot;&quot;;&quot;&quot;;IF([.I3]=&quot;mv&quot;;DATE(YEAR([.H3])+1;MONTH([.H3]);DAY([.H3]));[.H3]))">
            <text:p/>
          </table:table-cell>
          <table:table-cell table:style-name="ce2" office:value-type="string">
            <text:p>Giovanni Moro al Senato (morte di Cafer eunuco 1590?)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32 </text:p>
          </table:table-cell>
          <table:covered-table-cell table:style-name="ce2"/>
          <table:table-cell table:style-name="ce2" office:value-type="string">
            <text:p><text:s/>c. 113r <text:s text:c="5"/></text:p>
          </table:table-cell>
          <table:table-cell table:style-name="ce11" office:value-type="date" office:date-value="1590-09-29">
            <text:p>29 set 1590</text:p>
          </table:table-cell>
          <table:table-cell table:style-name="ce2"/>
          <table:table-cell table:style-name="ce11" table:formula="oooc:=IF([.H4]=&quot;&quot;;&quot;&quot;;IF([.I4]=&quot;mv&quot;;DATE(YEAR([.H4])+1;MONTH([.H4]);DAY([.H4]));[.H4]))" office:value-type="date" office:date-value="1590-09-29">
            <text:p>29 set 1590</text:p>
          </table:table-cell>
          <table:table-cell table:style-name="ce2" office:value-type="string">
            <text:p>Girolamo Lippomanno 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33 </text:p>
          </table:table-cell>
          <table:covered-table-cell table:style-name="ce2"/>
          <table:table-cell table:style-name="ce2" office:value-type="string">
            <text:p><text:s/>c. 157r-158r </text:p>
          </table:table-cell>
          <table:table-cell table:style-name="ce11" office:value-type="date" office:date-value="1591-04-05">
            <text:p>5 apr 1591</text:p>
          </table:table-cell>
          <table:table-cell table:style-name="ce13"/>
          <table:table-cell table:style-name="ce11" table:formula="oooc:=IF([.H5]=&quot;&quot;;&quot;&quot;;IF([.I5]=&quot;mv&quot;;DATE(YEAR([.H5])+1;MONTH([.H5]);DAY([.H5]));[.H5]))" office:value-type="date" office:date-value="1591-04-05">
            <text:p>5 apr 1591</text:p>
          </table:table-cell>
          <table:table-cell table:style-name="ce2" office:value-type="string">
            <text:p>Girolamo Lippomanno 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40 </text:p>
          </table:table-cell>
          <table:covered-table-cell table:style-name="ce2"/>
          <table:table-cell table:style-name="ce2" office:value-type="string">
            <text:p><text:s/>c. 269r-v <text:s text:c="3"/></text:p>
          </table:table-cell>
          <table:table-cell table:style-name="ce11" office:value-type="date" office:date-value="1594-10-14">
            <text:p>14 ott 1594</text:p>
          </table:table-cell>
          <table:table-cell table:style-name="ce2"/>
          <table:table-cell table:style-name="ce11" table:formula="oooc:=IF([.H6]=&quot;&quot;;&quot;&quot;;IF([.I6]=&quot;mv&quot;;DATE(YEAR([.H6])+1;MONTH([.H6]);DAY([.H6]));[.H6]))" office:value-type="date" office:date-value="1594-10-14">
            <text:p>14 ott 1594</text:p>
          </table:table-cell>
          <table:table-cell table:style-name="ce2" office:value-type="string">
            <text:p>Ca'fer a Marco Venier 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53 </text:p>
          </table:table-cell>
          <table:covered-table-cell table:style-name="ce2"/>
          <table:table-cell table:style-name="ce2" office:value-type="string">
            <text:p><text:s/>c. 322r <text:s text:c="5"/></text:p>
          </table:table-cell>
          <table:table-cell table:style-name="ce11" office:value-type="date" office:date-value="1601-01-07">
            <text:p>7 gen 1601</text:p>
          </table:table-cell>
          <table:table-cell table:style-name="ce13"/>
          <table:table-cell table:style-name="ce11" table:formula="oooc:=IF([.H7]=&quot;&quot;;&quot;&quot;;IF([.I7]=&quot;mv&quot;;DATE(YEAR([.H7])+1;MONTH([.H7]);DAY([.H7]));[.H7]))" office:value-type="date" office:date-value="1601-01-07">
            <text:p>7 gen 1601</text:p>
          </table:table-cell>
          <table:table-cell table:style-name="ce2" office:value-type="string">
            <text:p>Agostino Nani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2">
            <text:p>b. 58 </text:p>
          </table:table-cell>
          <table:covered-table-cell table:style-name="ce2"/>
          <table:table-cell table:style-name="ce2" office:value-type="string">
            <text:p><text:s/>c. 40r <text:s text:c="6"/></text:p>
          </table:table-cell>
          <table:table-cell table:style-name="ce11" office:value-type="date" office:date-value="1603-09-27">
            <text:p>27 set 1603</text:p>
          </table:table-cell>
          <table:table-cell table:style-name="ce2"/>
          <table:table-cell table:style-name="ce11" table:formula="oooc:=IF([.H8]=&quot;&quot;;&quot;&quot;;IF([.I8]=&quot;mv&quot;;DATE(YEAR([.H8])+1;MONTH([.H8]);DAY([.H8]));[.H8]))" office:value-type="date" office:date-value="1603-09-27">
            <text:p>27 set 1603</text:p>
          </table:table-cell>
          <table:table-cell table:style-name="ce2" office:value-type="string">
            <text:p>Francesco Contarini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b. 58 </text:p>
          </table:covered-table-cell>
          <table:covered-table-cell table:style-name="ce2"/>
          <table:table-cell table:style-name="ce2" office:value-type="string">
            <text:p><text:s/>c. 167r <text:s text:c="5"/></text:p>
          </table:table-cell>
          <table:table-cell table:style-name="ce11" office:value-type="date" office:date-value="1603-11-22">
            <text:p>22 nov 1603</text:p>
          </table:table-cell>
          <table:table-cell table:style-name="ce2"/>
          <table:table-cell table:style-name="ce11" table:formula="oooc:=IF([.H9]=&quot;&quot;;&quot;&quot;;IF([.I9]=&quot;mv&quot;;DATE(YEAR([.H9])+1;MONTH([.H9]);DAY([.H9]));[.H9]))" office:value-type="date" office:date-value="1603-11-22">
            <text:p>22 nov 1603</text:p>
          </table:table-cell>
          <table:table-cell table:style-name="ce2" office:value-type="string">
            <text:p>Francesco Contarini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62 </text:p>
          </table:table-cell>
          <table:covered-table-cell table:style-name="ce2"/>
          <table:table-cell table:style-name="ce2" office:value-type="string">
            <text:p><text:s/>c. 209v <text:s text:c="5"/></text:p>
          </table:table-cell>
          <table:table-cell table:style-name="ce11" office:value-type="date" office:date-value="1605-12-30">
            <text:p>30 dic 1605</text:p>
          </table:table-cell>
          <table:table-cell table:style-name="ce2"/>
          <table:table-cell table:style-name="ce11" table:formula="oooc:=IF([.H10]=&quot;&quot;;&quot;&quot;;IF([.I10]=&quot;mv&quot;;DATE(YEAR([.H10])+1;MONTH([.H10]);DAY([.H10]));[.H10]))" office:value-type="date" office:date-value="1605-12-30">
            <text:p>30 dic 1605</text:p>
          </table:table-cell>
          <table:table-cell table:style-name="ce2" office:value-type="string">
            <text:p>Ottaviano Bon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63 </text:p>
          </table:table-cell>
          <table:covered-table-cell table:style-name="ce2"/>
          <table:table-cell table:style-name="ce2" office:value-type="string">
            <text:p><text:s/>c. 393r <text:s text:c="5"/></text:p>
          </table:table-cell>
          <table:table-cell table:style-name="ce11" office:value-type="string">
            <text:p><text:s text:c="12"/></text:p>
          </table:table-cell>
          <table:table-cell table:style-name="ce2"/>
          <table:table-cell table:style-name="ce11" table:formula="oooc:=IF([.H11]=&quot;&quot;;&quot;&quot;;IF([.I11]=&quot;mv&quot;;DATE(YEAR([.H11])+1;MONTH([.H11]);DAY([.H11]));[.H11]))" office:value-type="string" office:string-value="            ">
            <text:p><text:s text:c="12"/></text:p>
          </table:table-cell>
          <table:table-cell table:style-name="ce2" office:value-type="string">
            <text:p>Ca'fer a Ottaviano Bon 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66 </text:p>
          </table:table-cell>
          <table:covered-table-cell table:style-name="ce2"/>
          <table:table-cell table:style-name="ce2" office:value-type="string">
            <text:p><text:s/>c. 197r-198r </text:p>
          </table:table-cell>
          <table:table-cell table:style-name="ce11" office:value-type="date" office:date-value="1608-12-07">
            <text:p>7 dic 1608</text:p>
          </table:table-cell>
          <table:table-cell table:style-name="ce13"/>
          <table:table-cell table:style-name="ce11" table:formula="oooc:=IF([.H12]=&quot;&quot;;&quot;&quot;;IF([.I12]=&quot;mv&quot;;DATE(YEAR([.H12])+1;MONTH([.H12]);DAY([.H12]));[.H12]))" office:value-type="date" office:date-value="1608-12-07">
            <text:p>7 dic 1608</text:p>
          </table:table-cell>
          <table:table-cell table:style-name="ce2" office:value-type="string">
            <text:p>Ottaviano Bon 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75 </text:p>
          </table:table-cell>
          <table:covered-table-cell table:style-name="ce2"/>
          <table:table-cell table:style-name="ce2" office:value-type="string">
            <text:p><text:s/>c. 217r <text:s text:c="5"/></text:p>
          </table:table-cell>
          <table:table-cell table:style-name="ce11" office:value-type="date" office:date-value="1613-05-20">
            <text:p>20 mag 1613</text:p>
          </table:table-cell>
          <table:table-cell table:style-name="ce2"/>
          <table:table-cell table:style-name="ce11" table:formula="oooc:=IF([.H13]=&quot;&quot;;&quot;&quot;;IF([.I13]=&quot;mv&quot;;DATE(YEAR([.H13])+1;MONTH([.H13]);DAY([.H13]));[.H13]))" office:value-type="date" office:date-value="1613-05-20">
            <text:p>20 mag 1613</text:p>
          </table:table-cell>
          <table:table-cell table:style-name="ce2" office:value-type="string">
            <text:p>Cristoforo Valier 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1">
            <text:p>b. 78 </text:p>
          </table:table-cell>
          <table:covered-table-cell table:style-name="ce2"/>
          <table:table-cell table:style-name="ce2" office:value-type="string">
            <text:p><text:s/>c. 210r-212v </text:p>
          </table:table-cell>
          <table:table-cell table:style-name="ce11" office:value-type="date" office:date-value="1614-01-21">
            <text:p>21 gen 1614</text:p>
          </table:table-cell>
          <table:table-cell table:style-name="ce2" office:value-type="string">
            <text:p>mv</text:p>
          </table:table-cell>
          <table:table-cell table:style-name="ce11" table:formula="oooc:=IF([.H14]=&quot;&quot;;&quot;&quot;;IF([.I14]=&quot;mv&quot;;DATE(YEAR([.H14])+1;MONTH([.H14]);DAY([.H14]));[.H14]))" office:value-type="date" office:date-value="1615-01-21">
            <text:p>21 gen 1615</text:p>
          </table:table-cell>
          <table:table-cell table:style-name="ce2" office:value-type="string">
            <text:p>Cristoforo Valier </text:p>
          </table:table-cell>
          <table:table-cell table:number-columns-repeated="245"/>
        </table:table-row>
        <table:table-row table:style-name="ro1">
          <table:covered-table-cell table:number-columns-repeated="3" table:style-name="ce2"/>
          <table:table-cell table:style-name="ce2" office:value-type="string">
            <text:p>Copie moderne</text:p>
          </table:table-cell>
          <table:table-cell table:style-name="ce2" office:value-type="string" table:number-columns-spanned="2" table:number-rows-spanned="1">
            <text:p>reg. 16 </text:p>
          </table:table-cell>
          <table:covered-table-cell table:style-name="ce2"/>
          <table:table-cell table:style-name="ce2" office:value-type="string">
            <text:p><text:s/>c.85 </text:p>
          </table:table-cell>
          <table:table-cell table:style-name="ce11" office:value-type="date" office:date-value="1620-08-14">
            <text:p>14 ago 1620</text:p>
          </table:table-cell>
          <table:table-cell table:style-name="ce2"/>
          <table:table-cell table:style-name="ce11" table:formula="oooc:=IF([.H15]=&quot;&quot;;&quot;&quot;;IF([.I15]=&quot;mv&quot;;DATE(YEAR([.H15])+1;MONTH([.H15]);DAY([.H15]));[.H15]))" office:value-type="date" office:date-value="1620-08-14">
            <text:p>14 ago 1620</text:p>
          </table:table-cell>
          <table:table-cell table:style-name="ce2" office:value-type="string">
            <text:p>Almoro Nani e Giorgio Giustinian</text:p>
          </table:table-cell>
          <table:table-cell table:number-columns-repeated="245"/>
        </table:table-row>
        <table:table-row table:style-name="ro1">
          <table:table-cell table:style-name="ce2" office:value-type="string" table:number-columns-spanned="1" table:number-rows-spanned="5">
            <text:p>dattiloscritto</text:p>
          </table:table-cell>
          <table:table-cell table:style-name="ce2" office:value-type="string" table:number-columns-spanned="1" table:number-rows-spanned="5">
            <text:p>senato, esecutori delle deliberazioni</text:p>
          </table:table-cell>
          <table:table-cell table:style-name="ce2" office:value-type="string" table:number-columns-spanned="1" table:number-rows-spanned="5">
            <text:p>Senato deliberazioni</text:p>
          </table:table-cell>
          <table:table-cell table:style-name="ce2" office:value-type="string" table:number-columns-spanned="1" table:number-rows-spanned="5">
            <text:p>Costantinopoli</text:p>
          </table:table-cell>
          <table:table-cell table:style-name="ce2" office:value-type="string" table:number-columns-spanned="2" table:number-rows-spanned="1">
            <text:p>f. <text:s/>9 <text:s/></text:p>
          </table:table-cell>
          <table:covered-table-cell table:style-name="ce2"/>
          <table:table-cell table:style-name="ce2" office:value-type="string">
            <text:p><text:s/></text:p>
          </table:table-cell>
          <table:table-cell table:style-name="ce11" office:value-type="date" office:date-value="1595-02-03">
            <text:p>3 feb 1595</text:p>
          </table:table-cell>
          <table:table-cell table:style-name="ce13"/>
          <table:table-cell table:style-name="ce11" table:formula="oooc:=IF([.H16]=&quot;&quot;;&quot;&quot;;IF([.I16]=&quot;mv&quot;;DATE(YEAR([.H16])+1;MONTH([.H16]);DAY([.H16]));[.H16]))" office:value-type="date" office:date-value="1595-02-03">
            <text:p>3 feb 1595</text:p>
          </table:table-cell>
          <table:table-cell table:style-name="ce2"/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2">
            <text:p>f. 12 <text:s/></text:p>
          </table:table-cell>
          <table:covered-table-cell table:style-name="ce2"/>
          <table:table-cell table:style-name="ce2" office:value-type="string">
            <text:p><text:s/></text:p>
          </table:table-cell>
          <table:table-cell table:style-name="ce11" office:value-type="date" office:date-value="1613-07-09">
            <text:p>9 lug 1613</text:p>
          </table:table-cell>
          <table:table-cell table:style-name="ce13"/>
          <table:table-cell table:style-name="ce11" table:formula="oooc:=IF([.H17]=&quot;&quot;;&quot;&quot;;IF([.I17]=&quot;mv&quot;;DATE(YEAR([.H17])+1;MONTH([.H17]);DAY([.H17]));[.H17]))" office:value-type="date" office:date-value="1613-07-09">
            <text:p>9 lug 1613</text:p>
          </table:table-cell>
          <table:table-cell table:style-name="ce2" office:value-type="string">
            <text:p>Cinque Savi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f. 12 <text:s/></text:p>
          </table:covered-table-cell>
          <table:covered-table-cell table:style-name="ce2"/>
          <table:table-cell table:style-name="ce2" office:value-type="string">
            <text:p><text:s/></text:p>
          </table:table-cell>
          <table:table-cell table:style-name="ce11" office:value-type="date" office:date-value="1613-11-19">
            <text:p>19 nov 1613</text:p>
          </table:table-cell>
          <table:table-cell table:style-name="ce2"/>
          <table:table-cell table:style-name="ce11" table:formula="oooc:=IF([.H18]=&quot;&quot;;&quot;&quot;;IF([.I18]=&quot;mv&quot;;DATE(YEAR([.H18])+1;MONTH([.H18]);DAY([.H18]));[.H18]))" office:value-type="date" office:date-value="1613-11-19">
            <text:p>19 nov 1613</text:p>
          </table:table-cell>
          <table:table-cell table:style-name="ce2" office:value-type="string">
            <text:p>Senato al Bailo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2" table:number-rows-spanned="2">
            <text:p>f. 13 <text:s/></text:p>
          </table:table-cell>
          <table:covered-table-cell table:style-name="ce2"/>
          <table:table-cell table:style-name="ce2" office:value-type="string">
            <text:p><text:s/></text:p>
          </table:table-cell>
          <table:table-cell table:style-name="ce11" office:value-type="date" office:date-value="1615-07-04">
            <text:p>4 lug 1615</text:p>
          </table:table-cell>
          <table:table-cell table:style-name="ce13"/>
          <table:table-cell table:style-name="ce11" table:formula="oooc:=IF([.H19]=&quot;&quot;;&quot;&quot;;IF([.I19]=&quot;mv&quot;;DATE(YEAR([.H19])+1;MONTH([.H19]);DAY([.H19]));[.H19]))" office:value-type="date" office:date-value="1615-07-04">
            <text:p>4 lug 1615</text:p>
          </table:table-cell>
          <table:table-cell table:style-name="ce2" office:value-type="string">
            <text:p>Senato ad Almoro Nani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f. 13 <text:s/></text:p>
          </table:covered-table-cell>
          <table:covered-table-cell table:style-name="ce2"/>
          <table:table-cell table:style-name="ce2" office:value-type="string">
            <text:p><text:s/></text:p>
          </table:table-cell>
          <table:table-cell table:style-name="ce11" office:value-type="date" office:date-value="1615-04-14">
            <text:p>14 apr 1615</text:p>
          </table:table-cell>
          <table:table-cell table:style-name="ce2"/>
          <table:table-cell table:style-name="ce11" table:formula="oooc:=IF([.H20]=&quot;&quot;;&quot;&quot;;IF([.I20]=&quot;mv&quot;;DATE(YEAR([.H20])+1;MONTH([.H20]);DAY([.H20]));[.H20]))" office:value-type="date" office:date-value="1615-04-14">
            <text:p>14 apr 1615</text:p>
          </table:table-cell>
          <table:table-cell table:style-name="ce2" office:value-type="string">
            <text:p>Senato ad Almoro Nani</text:p>
          </table:table-cell>
          <table:table-cell table:number-columns-repeated="245"/>
        </table:table-row>
        <table:table-row table:style-name="ro1">
          <table:table-cell table:style-name="ce2" office:value-type="float" office:value="341">
            <text:p>341</text:p>
          </table:table-cell>
          <table:table-cell table:style-name="ce2" office:value-type="string">
            <text:p>senato, mar</text:p>
          </table:table-cell>
          <table:table-cell table:style-name="ce2" office:value-type="string">
            <text:p>Senato</text:p>
          </table:table-cell>
          <table:table-cell table:style-name="ce2" office:value-type="string">
            <text:p>Mar</text:p>
          </table:table-cell>
          <table:table-cell table:style-name="ce2" office:value-type="string" table:number-columns-spanned="2" table:number-rows-spanned="1">
            <text:p>reg. 83 </text:p>
          </table:table-cell>
          <table:covered-table-cell table:style-name="ce2"/>
          <table:table-cell table:style-name="ce2" office:value-type="string">
            <text:p><text:s/>cc.71r-v </text:p>
          </table:table-cell>
          <table:table-cell table:style-name="ce11" office:value-type="date" office:date-value="1625-10-06">
            <text:p>6 ott 1625</text:p>
          </table:table-cell>
          <table:table-cell table:style-name="ce13"/>
          <table:table-cell table:style-name="ce11" table:formula="oooc:=IF([.H21]=&quot;&quot;;&quot;&quot;;IF([.I21]=&quot;mv&quot;;DATE(YEAR([.H21])+1;MONTH([.H21]);DAY([.H21]));[.H21]))" office:value-type="date" office:date-value="1625-10-06">
            <text:p>6 ott 1625</text:p>
          </table:table-cell>
          <table:table-cell table:style-name="ce15"/>
          <table:table-cell table:number-columns-repeated="245"/>
        </table:table-row>
        <table:table-row table:style-name="ro1">
          <table:table-cell table:style-name="ce2" office:value-type="string" table:number-columns-spanned="1" table:number-rows-spanned="15">
            <text:p>311ter</text:p>
          </table:table-cell>
          <table:table-cell table:style-name="ce2" office:value-type="string" table:number-columns-spanned="1" table:number-rows-spanned="15">
            <text:p>Archivi propri ambasciatori </text:p>
          </table:table-cell>
          <table:table-cell table:style-name="ce2" office:value-type="string" table:number-columns-spanned="1" table:number-rows-spanned="15">
            <text:p>Archivi propri</text:p>
          </table:table-cell>
          <table:table-cell table:style-name="ce2" office:value-type="string" table:number-columns-spanned="1" table:number-rows-spanned="15">
            <text:p>Costantinopoli</text:p>
          </table:table-cell>
          <table:table-cell table:style-name="ce2" office:value-type="string">
            <text:p>b. 17 </text:p>
          </table:table-cell>
          <table:table-cell table:style-name="ce2"/>
          <table:table-cell table:style-name="ce2" office:value-type="string">
            <text:p><text:s/>c. 17r </text:p>
          </table:table-cell>
          <table:table-cell table:style-name="ce11" office:value-type="date" office:date-value="1620-08-22">
            <text:p>22 ago 1620</text:p>
          </table:table-cell>
          <table:table-cell table:style-name="ce2"/>
          <table:table-cell table:style-name="ce11" table:formula="oooc:=IF([.H22]=&quot;&quot;;&quot;&quot;;IF([.I22]=&quot;mv&quot;;DATE(YEAR([.H22])+1;MONTH([.H22]);DAY([.H22]));[.H22]))" office:value-type="date" office:date-value="1620-08-22">
            <text:p>22 ago 1620</text:p>
          </table:table-cell>
          <table:table-cell table:style-name="ce2" office:value-type="string">
            <text:p>Almoro Nani e Giorgio Giustinian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>
            <text:p>b. 266</text:p>
          </table:table-cell>
          <table:table-cell table:style-name="ce2" office:value-type="string">
            <text:p>reg. 376 </text:p>
          </table:table-cell>
          <table:table-cell table:style-name="ce2" office:value-type="string">
            <text:p><text:s/>cc. 49r <text:s text:c="6"/></text:p>
          </table:table-cell>
          <table:table-cell table:style-name="ce11" office:value-type="date" office:date-value="1589-03-07">
            <text:p>7 mar 1589</text:p>
          </table:table-cell>
          <table:table-cell table:style-name="ce13"/>
          <table:table-cell table:style-name="ce11" table:formula="oooc:=IF([.H23]=&quot;&quot;;&quot;&quot;;IF([.I23]=&quot;mv&quot;;DATE(YEAR([.H23])+1;MONTH([.H23]);DAY([.H23]));[.H23]))" office:value-type="date" office:date-value="1589-03-07">
            <text:p>7 mar 1589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1" table:number-rows-spanned="2">
            <text:p>b. 269</text:p>
          </table:table-cell>
          <table:table-cell table:style-name="ce2" office:value-type="string" table:number-columns-spanned="1" table:number-rows-spanned="2">
            <text:p>reg. 382 </text:p>
          </table:table-cell>
          <table:table-cell table:style-name="ce2" office:value-type="string">
            <text:p><text:s/>cc. 164r-165v </text:p>
          </table:table-cell>
          <table:table-cell table:style-name="ce11" office:value-type="date" office:date-value="1595-12-19">
            <text:p>19 dic 1595</text:p>
          </table:table-cell>
          <table:table-cell table:style-name="ce2"/>
          <table:table-cell table:style-name="ce11" table:formula="oooc:=IF([.H24]=&quot;&quot;;&quot;&quot;;IF([.I24]=&quot;mv&quot;;DATE(YEAR([.H24])+1;MONTH([.H24]);DAY([.H24]));[.H24]))" office:value-type="date" office:date-value="1595-12-19">
            <text:p>19 dic 1595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b. 269</text:p>
          </table:covered-table-cell>
          <table:covered-table-cell table:style-name="ce2" office:value-type="string">
            <text:p>reg. 382 </text:p>
          </table:covered-table-cell>
          <table:table-cell table:style-name="ce2" office:value-type="string">
            <text:p><text:s/>cc. 53v <text:s text:c="6"/></text:p>
          </table:table-cell>
          <table:table-cell table:style-name="ce11" office:value-type="date" office:date-value="1595-12-30">
            <text:p>30 dic 1595</text:p>
          </table:table-cell>
          <table:table-cell table:style-name="ce2"/>
          <table:table-cell table:style-name="ce11" table:formula="oooc:=IF([.H25]=&quot;&quot;;&quot;&quot;;IF([.I25]=&quot;mv&quot;;DATE(YEAR([.H25])+1;MONTH([.H25]);DAY([.H25]));[.H25]))" office:value-type="date" office:date-value="1595-12-30">
            <text:p>30 dic 1595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1" table:number-rows-spanned="2">
            <text:p>b. 270</text:p>
          </table:table-cell>
          <table:table-cell table:style-name="ce2" office:value-type="string">
            <text:p>reg. 384 </text:p>
          </table:table-cell>
          <table:table-cell table:style-name="ce2" office:value-type="string">
            <text:p><text:s/>cc. 62v <text:s text:c="6"/></text:p>
          </table:table-cell>
          <table:table-cell table:style-name="ce11" office:value-type="date" office:date-value="1597-12-06">
            <text:p>6 dic 1597</text:p>
          </table:table-cell>
          <table:table-cell table:style-name="ce13"/>
          <table:table-cell table:style-name="ce11" table:formula="oooc:=IF([.H26]=&quot;&quot;;&quot;&quot;;IF([.I26]=&quot;mv&quot;;DATE(YEAR([.H26])+1;MONTH([.H26]);DAY([.H26]));[.H26]))" office:value-type="date" office:date-value="1597-12-06">
            <text:p>6 dic 1597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b. 270</text:p>
          </table:covered-table-cell>
          <table:table-cell table:style-name="ce2" office:value-type="string">
            <text:p>reg. 385 </text:p>
          </table:table-cell>
          <table:table-cell table:style-name="ce2" office:value-type="string">
            <text:p><text:s/>cc. 142r-v <text:s text:c="3"/></text:p>
          </table:table-cell>
          <table:table-cell table:style-name="ce11" office:value-type="date" office:date-value="1600-06-26">
            <text:p>26 giu 1600</text:p>
          </table:table-cell>
          <table:table-cell table:style-name="ce2"/>
          <table:table-cell table:style-name="ce11" table:formula="oooc:=IF([.H27]=&quot;&quot;;&quot;&quot;;IF([.I27]=&quot;mv&quot;;DATE(YEAR([.H27])+1;MONTH([.H27]);DAY([.H27]));[.H27]))" office:value-type="date" office:date-value="1600-06-26">
            <text:p>26 giu 1600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1" table:number-rows-spanned="2">
            <text:p>b. 271</text:p>
          </table:table-cell>
          <table:table-cell table:style-name="ce2" office:value-type="string" table:number-columns-spanned="1" table:number-rows-spanned="2">
            <text:p>reg. 386 </text:p>
          </table:table-cell>
          <table:table-cell table:style-name="ce2" office:value-type="string">
            <text:p><text:s/>cc. 14r-15r <text:s text:c="2"/></text:p>
          </table:table-cell>
          <table:table-cell table:style-name="ce11" office:value-type="date" office:date-value="1600-01-15">
            <text:p>15 gen 1600</text:p>
          </table:table-cell>
          <table:table-cell table:style-name="ce2" office:value-type="string">
            <text:p>mv</text:p>
          </table:table-cell>
          <table:table-cell table:style-name="ce11" table:formula="oooc:=IF([.H28]=&quot;&quot;;&quot;&quot;;IF([.I28]=&quot;mv&quot;;DATE(YEAR([.H28])+1;MONTH([.H28]);DAY([.H28]));[.H28]))" office:value-type="date" office:date-value="1601-01-15">
            <text:p>15 gen 1601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b. 271</text:p>
          </table:covered-table-cell>
          <table:covered-table-cell table:style-name="ce2" office:value-type="string">
            <text:p>reg. 386 </text:p>
          </table:covered-table-cell>
          <table:table-cell table:style-name="ce2" office:value-type="string">
            <text:p><text:s/>cc. 17r-18v <text:s text:c="2"/></text:p>
          </table:table-cell>
          <table:table-cell table:style-name="ce11" office:value-type="date" office:date-value="1600-01-15">
            <text:p>15 gen 1600</text:p>
          </table:table-cell>
          <table:table-cell table:style-name="ce2" office:value-type="string">
            <text:p>mv</text:p>
          </table:table-cell>
          <table:table-cell table:style-name="ce11" table:formula="oooc:=IF([.H29]=&quot;&quot;;&quot;&quot;;IF([.I29]=&quot;mv&quot;;DATE(YEAR([.H29])+1;MONTH([.H29]);DAY([.H29]));[.H29]))" office:value-type="date" office:date-value="1601-01-15">
            <text:p>15 gen 1601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1" table:number-rows-spanned="2">
            <text:p>b. 273</text:p>
          </table:table-cell>
          <table:table-cell table:style-name="ce2" office:value-type="string">
            <text:p>reg. 389 </text:p>
          </table:table-cell>
          <table:table-cell table:style-name="ce2" office:value-type="string">
            <text:p><text:s/>cc. 49r-50v <text:s text:c="2"/></text:p>
          </table:table-cell>
          <table:table-cell table:style-name="ce11" office:value-type="date" office:date-value="1604-06-18">
            <text:p>18 giu 1604</text:p>
          </table:table-cell>
          <table:table-cell table:style-name="ce2"/>
          <table:table-cell table:style-name="ce11" table:formula="oooc:=IF([.H30]=&quot;&quot;;&quot;&quot;;IF([.I30]=&quot;mv&quot;;DATE(YEAR([.H30])+1;MONTH([.H30]);DAY([.H30]));[.H30]))" office:value-type="date" office:date-value="1604-06-18">
            <text:p>18 giu 1604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b. 273</text:p>
          </table:covered-table-cell>
          <table:table-cell table:style-name="ce2" office:value-type="string">
            <text:p>reg. 390 </text:p>
          </table:table-cell>
          <table:table-cell table:style-name="ce2" office:value-type="string">
            <text:p><text:s/>cc. 197r-v <text:s text:c="3"/></text:p>
          </table:table-cell>
          <table:table-cell table:style-name="ce11" office:value-type="date" office:date-value="1604-06-21">
            <text:p>21 giu 1604</text:p>
          </table:table-cell>
          <table:table-cell table:style-name="ce2"/>
          <table:table-cell table:style-name="ce11" table:formula="oooc:=IF([.H31]=&quot;&quot;;&quot;&quot;;IF([.I31]=&quot;mv&quot;;DATE(YEAR([.H31])+1;MONTH([.H31]);DAY([.H31]));[.H31]))" office:value-type="date" office:date-value="1604-06-21">
            <text:p>21 giu 1604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>
            <text:p>b. 275</text:p>
          </table:table-cell>
          <table:table-cell table:style-name="ce2" office:value-type="string">
            <text:p>reg. 392 </text:p>
          </table:table-cell>
          <table:table-cell table:style-name="ce2" office:value-type="string">
            <text:p><text:s/>cc. 123v <text:s text:c="5"/></text:p>
          </table:table-cell>
          <table:table-cell table:style-name="ce11" office:value-type="date" office:date-value="1607-08-17">
            <text:p>17 ago 1607</text:p>
          </table:table-cell>
          <table:table-cell table:style-name="ce2"/>
          <table:table-cell table:style-name="ce11" table:formula="oooc:=IF([.H32]=&quot;&quot;;&quot;&quot;;IF([.I32]=&quot;mv&quot;;DATE(YEAR([.H32])+1;MONTH([.H32]);DAY([.H32]));[.H32]))" office:value-type="date" office:date-value="1607-08-17">
            <text:p>17 ago 1607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 table:number-columns-spanned="1" table:number-rows-spanned="2">
            <text:p>b. 276</text:p>
          </table:table-cell>
          <table:table-cell table:style-name="ce2" office:value-type="string">
            <text:p>reg. 394 </text:p>
          </table:table-cell>
          <table:table-cell table:style-name="ce2" office:value-type="string">
            <text:p><text:s/>cc. 113r-114r </text:p>
          </table:table-cell>
          <table:table-cell table:style-name="ce11" office:value-type="date" office:date-value="1609-07-08">
            <text:p>8 lug 1609</text:p>
          </table:table-cell>
          <table:table-cell table:style-name="ce13"/>
          <table:table-cell table:style-name="ce11" table:formula="oooc:=IF([.H33]=&quot;&quot;;&quot;&quot;;IF([.I33]=&quot;mv&quot;;DATE(YEAR([.H33])+1;MONTH([.H33]);DAY([.H33]));[.H33]))" office:value-type="date" office:date-value="1609-07-08">
            <text:p>8 lug 1609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covered-table-cell table:style-name="ce2" office:value-type="string">
            <text:p>b. 276</text:p>
          </table:covered-table-cell>
          <table:table-cell table:style-name="ce2" office:value-type="string">
            <text:p>reg. 395 </text:p>
          </table:table-cell>
          <table:table-cell table:style-name="ce2" office:value-type="string">
            <text:p><text:s/>cc. 22v-23r <text:s text:c="2"/></text:p>
          </table:table-cell>
          <table:table-cell table:style-name="ce11" office:value-type="date" office:date-value="1609-11-13">
            <text:p>13 nov 1609</text:p>
          </table:table-cell>
          <table:table-cell table:style-name="ce2"/>
          <table:table-cell table:style-name="ce11" table:formula="oooc:=IF([.H34]=&quot;&quot;;&quot;&quot;;IF([.I34]=&quot;mv&quot;;DATE(YEAR([.H34])+1;MONTH([.H34]);DAY([.H34]));[.H34]))" office:value-type="date" office:date-value="1609-11-13">
            <text:p>13 nov 1609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>
            <text:p>b. 278</text:p>
          </table:table-cell>
          <table:table-cell table:style-name="ce2" office:value-type="string">
            <text:p>reg. 398 </text:p>
          </table:table-cell>
          <table:table-cell table:style-name="ce2" office:value-type="string">
            <text:p><text:s/>cc. 23v-24r <text:s text:c="2"/></text:p>
          </table:table-cell>
          <table:table-cell table:style-name="ce11" office:value-type="date" office:date-value="1612-10-22">
            <text:p>22 ott 1612</text:p>
          </table:table-cell>
          <table:table-cell table:style-name="ce2"/>
          <table:table-cell table:style-name="ce11" table:formula="oooc:=IF([.H35]=&quot;&quot;;&quot;&quot;;IF([.I35]=&quot;mv&quot;;DATE(YEAR([.H35])+1;MONTH([.H35]);DAY([.H35]));[.H35]))" office:value-type="date" office:date-value="1612-10-22">
            <text:p>22 ott 1612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covered-table-cell table:number-columns-repeated="4" table:style-name="ce2"/>
          <table:table-cell table:style-name="ce2" office:value-type="string">
            <text:p>b. 317</text:p>
          </table:table-cell>
          <table:table-cell table:style-name="ce2"/>
          <table:table-cell table:style-name="ce2" office:value-type="string">
            <text:p><text:s/>cc. 16v-17r <text:s text:c="2"/></text:p>
          </table:table-cell>
          <table:table-cell table:style-name="ce11" office:value-type="date" office:date-value="1598-11-07">
            <text:p>7 nov 1598</text:p>
          </table:table-cell>
          <table:table-cell table:style-name="ce13"/>
          <table:table-cell table:style-name="ce11" table:formula="oooc:=IF([.H36]=&quot;&quot;;&quot;&quot;;IF([.I36]=&quot;mv&quot;;DATE(YEAR([.H36])+1;MONTH([.H36]);DAY([.H36]));[.H36]))" office:value-type="date" office:date-value="1598-11-07">
            <text:p>7 nov 1598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table-cell table:style-name="ce3" table:number-columns-repeated="2"/>
          <table:table-cell table:style-name="ce2" office:value-type="string" table:number-columns-spanned="2" table:number-rows-spanned="2">
            <text:p>Documenti turchi</text:p>
          </table:table-cell>
          <table:covered-table-cell table:style-name="ce2"/>
          <table:table-cell table:style-name="ce2" office:value-type="string">
            <text:p>b. 9 </text:p>
          </table:table-cell>
          <table:table-cell table:style-name="ce2" office:value-type="string">
            <text:p><text:s/>n. 1099 </text:p>
          </table:table-cell>
          <table:table-cell table:style-name="ce2"/>
          <table:table-cell table:style-name="ce11" office:value-type="string">
            <text:p><text:s/></text:p>
          </table:table-cell>
          <table:table-cell table:style-name="ce2"/>
          <table:table-cell table:style-name="ce11" table:formula="oooc:=IF([.H37]=&quot;&quot;;&quot;&quot;;IF([.I37]=&quot;mv&quot;;DATE(YEAR([.H37])+1;MONTH([.H37]);DAY([.H37]));[.H37]))" office:value-type="string" office:string-value=" ">
            <text:p><text:s/></text:p>
          </table:table-cell>
          <table:table-cell table:style-name="ce2"/>
          <table:table-cell table:number-columns-repeated="245"/>
        </table:table-row>
        <table:table-row table:style-name="ro1">
          <table:table-cell table:style-name="ce4" table:number-columns-repeated="2"/>
          <table:covered-table-cell table:number-columns-repeated="2" table:style-name="ce2"/>
          <table:table-cell table:style-name="ce2" office:value-type="string">
            <text:p>b. 8 </text:p>
          </table:table-cell>
          <table:table-cell table:style-name="ce2" office:value-type="string">
            <text:p><text:s/>n. <text:s/>941 </text:p>
          </table:table-cell>
          <table:table-cell table:style-name="ce2"/>
          <table:table-cell table:style-name="ce11" office:value-type="date" office:date-value="1584-12-24">
            <text:p>24 dic 1584</text:p>
          </table:table-cell>
          <table:table-cell table:style-name="ce2" office:value-type="string">
            <text:p>ca.</text:p>
          </table:table-cell>
          <table:table-cell table:style-name="ce11" table:formula="oooc:=IF([.H38]=&quot;&quot;;&quot;&quot;;IF([.I38]=&quot;mv&quot;;DATE(YEAR([.H38])+1;MONTH([.H38]);DAY([.H38]));[.H38]))" office:value-type="date" office:date-value="1584-12-24">
            <text:p>24 dic 1584</text:p>
          </table:table-cell>
          <table:table-cell table:style-name="ce2" office:value-type="string">
            <text:p>Ca'fer Paşa al Doge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92-96, 96bis, 98</text:p>
          </table:table-cell>
          <table:table-cell table:style-name="ce5" office:value-type="string">
            <text:p>consiglio dei X</text:p>
          </table:table-cell>
          <table:table-cell table:style-name="ce2" office:value-type="string">
            <text:p>Capi del consiglio dei dieci</text:p>
          </table:table-cell>
          <table:table-cell table:style-name="ce2" office:value-type="string">
            <text:p>Lettere di ambasciatori</text:p>
          </table:table-cell>
          <table:table-cell table:style-name="ce2" office:value-type="string">
            <text:p>v. 3 </text:p>
          </table:table-cell>
          <table:table-cell table:style-name="ce2" office:value-type="string">
            <text:p><text:s/>n. 63 </text:p>
          </table:table-cell>
          <table:table-cell table:style-name="ce2"/>
          <table:table-cell table:style-name="ce11" office:value-type="date" office:date-value="1566-07-30">
            <text:p>20 lug 1566</text:p>
          </table:table-cell>
          <table:table-cell table:style-name="ce2"/>
          <table:table-cell table:style-name="ce11" table:formula="oooc:=IF([.H39]=&quot;&quot;;&quot;&quot;;IF([.I39]=&quot;mv&quot;;DATE(YEAR([.H39])+1;MONTH([.H39]);DAY([.H39]));[.H39]))" office:value-type="date" office:date-value="1566-07-30">
            <text:p>20 lug 1566</text:p>
          </table:table-cell>
          <table:table-cell table:style-name="ce2" office:value-type="string">
            <text:p>Jacopo Soranzo</text:p>
          </table:table-cell>
          <table:table-cell table:number-columns-repeated="245"/>
        </table:table-row>
        <table:table-row table:style-name="ro1">
          <table:table-cell table:style-name="ce6"/>
          <table:table-cell table:style-name="ce3" office:value-type="string">
            <text:p>cinque savi</text:p>
          </table:table-cell>
          <table:table-cell table:style-name="ce2" office:value-type="string" table:number-columns-spanned="1" table:number-rows-spanned="6">
            <text:p>Cinque savi alla mercanzia</text:p>
          </table:table-cell>
          <table:table-cell table:style-name="ce2"/>
          <table:table-cell table:style-name="ce2" office:value-type="string" table:number-columns-spanned="2" table:number-rows-spanned="1">
            <text:p>reg. 136 </text:p>
          </table:table-cell>
          <table:covered-table-cell table:style-name="ce2"/>
          <table:table-cell table:style-name="ce2" office:value-type="string">
            <text:p><text:s/>cc. 34r <text:s text:c="6"/></text:p>
          </table:table-cell>
          <table:table-cell table:style-name="ce11" office:value-type="date" office:date-value="1574-03-30">
            <text:p>20 mar 1574</text:p>
          </table:table-cell>
          <table:table-cell table:style-name="ce2"/>
          <table:table-cell table:style-name="ce11" table:formula="oooc:=IF([.H40]=&quot;&quot;;&quot;&quot;;IF([.I40]=&quot;mv&quot;;DATE(YEAR([.H40])+1;MONTH([.H40]);DAY([.H40]));[.H40]))" office:value-type="date" office:date-value="1574-03-30">
            <text:p>20 mar 1574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table-cell table:style-name="ce7" office:value-type="float" office:value="223">
            <text:p>223</text:p>
          </table:table-cell>
          <table:table-cell table:style-name="ce7" office:value-type="string">
            <text:p>diversorum</text:p>
          </table:table-cell>
          <table:covered-table-cell table:style-name="ce2"/>
          <table:table-cell table:style-name="ce2"/>
          <table:table-cell table:style-name="ce2" office:value-type="string" table:number-columns-spanned="2" table:number-rows-spanned="2">
            <text:p>reg. 141 </text:p>
          </table:table-cell>
          <table:covered-table-cell table:style-name="ce2"/>
          <table:table-cell table:style-name="ce2" office:value-type="string">
            <text:p><text:s/>cc. 29r-v <text:s text:c="4"/></text:p>
          </table:table-cell>
          <table:table-cell table:style-name="ce11" office:value-type="date" office:date-value="1602-12-18">
            <text:p>18 dic 1602</text:p>
          </table:table-cell>
          <table:table-cell table:style-name="ce2"/>
          <table:table-cell table:style-name="ce11" table:formula="oooc:=IF([.H41]=&quot;&quot;;&quot;&quot;;IF([.I41]=&quot;mv&quot;;DATE(YEAR([.H41])+1;MONTH([.H41]);DAY([.H41]));[.H41]))" office:value-type="date" office:date-value="1602-12-18">
            <text:p>18 dic 1602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table-cell table:style-name="ce7" office:value-type="float" office:value="224">
            <text:p>224</text:p>
          </table:table-cell>
          <table:table-cell table:style-name="ce7" office:value-type="string">
            <text:p>materie commerciali</text:p>
          </table:table-cell>
          <table:covered-table-cell table:style-name="ce2"/>
          <table:table-cell table:style-name="ce2"/>
          <table:covered-table-cell table:style-name="ce2" office:value-type="string">
            <text:p>reg. 141 </text:p>
          </table:covered-table-cell>
          <table:covered-table-cell table:style-name="ce2"/>
          <table:table-cell table:style-name="ce2" office:value-type="string">
            <text:p><text:s/>cc. 35r-v <text:s text:c="4"/></text:p>
          </table:table-cell>
          <table:table-cell table:style-name="ce11" office:value-type="date" office:date-value="1603-03-14">
            <text:p>14 mar 1603</text:p>
          </table:table-cell>
          <table:table-cell table:style-name="ce2"/>
          <table:table-cell table:style-name="ce11" table:formula="oooc:=IF([.H42]=&quot;&quot;;&quot;&quot;;IF([.I42]=&quot;mv&quot;;DATE(YEAR([.H42])+1;MONTH([.H42]);DAY([.H42]));[.H42]))" office:value-type="date" office:date-value="1603-03-14">
            <text:p>14 mar 1603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table-cell table:style-name="ce7" office:value-type="string">
            <text:p>224bis</text:p>
          </table:table-cell>
          <table:table-cell table:style-name="ce7"/>
          <table:covered-table-cell table:style-name="ce2"/>
          <table:table-cell table:style-name="ce2"/>
          <table:table-cell table:style-name="ce2" office:value-type="string" table:number-columns-spanned="2" table:number-rows-spanned="1">
            <text:p>reg. 143 </text:p>
          </table:table-cell>
          <table:covered-table-cell table:style-name="ce2"/>
          <table:table-cell table:style-name="ce2" office:value-type="string">
            <text:p><text:s/>cc. 166r-v <text:s text:c="3"/></text:p>
          </table:table-cell>
          <table:table-cell table:style-name="ce11" office:value-type="date" office:date-value="1613-09-17">
            <text:p>17 set 1613</text:p>
          </table:table-cell>
          <table:table-cell table:style-name="ce2"/>
          <table:table-cell table:style-name="ce11" table:formula="oooc:=IF([.H43]=&quot;&quot;;&quot;&quot;;IF([.I43]=&quot;mv&quot;;DATE(YEAR([.H43])+1;MONTH([.H43]);DAY([.H43]));[.H43]))" office:value-type="date" office:date-value="1613-09-17">
            <text:p>17 set 1613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table-cell table:style-name="ce7" office:value-type="float" office:value="225">
            <text:p>225</text:p>
          </table:table-cell>
          <table:table-cell table:style-name="ce7" office:value-type="string">
            <text:p>consoli</text:p>
          </table:table-cell>
          <table:covered-table-cell table:style-name="ce2"/>
          <table:table-cell table:style-name="ce2"/>
          <table:table-cell table:style-name="ce2" office:value-type="string" table:number-columns-spanned="2" table:number-rows-spanned="1">
            <text:p>reg. 144 </text:p>
          </table:table-cell>
          <table:covered-table-cell table:style-name="ce2"/>
          <table:table-cell table:style-name="ce2" office:value-type="string">
            <text:p><text:s/>cc. 171r-173r </text:p>
          </table:table-cell>
          <table:table-cell table:style-name="ce11" office:value-type="date" office:date-value="1618-05-21">
            <text:p>21 mag 1618</text:p>
          </table:table-cell>
          <table:table-cell table:style-name="ce2"/>
          <table:table-cell table:style-name="ce11" table:formula="oooc:=IF([.H44]=&quot;&quot;;&quot;&quot;;IF([.I44]=&quot;mv&quot;;DATE(YEAR([.H44])+1;MONTH([.H44]);DAY([.H44]));[.H44]))" office:value-type="date" office:date-value="1618-05-21">
            <text:p>21 mag 1618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1">
          <table:table-cell table:style-name="ce4" table:number-columns-repeated="2"/>
          <table:covered-table-cell table:style-name="ce2"/>
          <table:table-cell table:style-name="ce2"/>
          <table:table-cell table:style-name="ce2" office:value-type="string" table:number-columns-spanned="2" table:number-rows-spanned="1">
            <text:p>reg. 145 </text:p>
          </table:table-cell>
          <table:covered-table-cell table:style-name="ce2"/>
          <table:table-cell table:style-name="ce2" office:value-type="string">
            <text:p><text:s/>cc. 119r-v <text:s text:c="3"/></text:p>
          </table:table-cell>
          <table:table-cell table:style-name="ce11" office:value-type="date" office:date-value="1621-09-28">
            <text:p>28 set 1621</text:p>
          </table:table-cell>
          <table:table-cell table:style-name="ce2"/>
          <table:table-cell table:style-name="ce11" table:formula="oooc:=IF([.H45]=&quot;&quot;;&quot;&quot;;IF([.I45]=&quot;mv&quot;;DATE(YEAR([.H45])+1;MONTH([.H45]);DAY([.H45]));[.H45]))" office:value-type="date" office:date-value="1621-09-28">
            <text:p>28 set 1621</text:p>
          </table:table-cell>
          <table:table-cell table:style-name="ce2" office:value-type="string">
            <text:p><text:s/></text:p>
          </table:table-cell>
          <table:table-cell table:number-columns-repeated="245"/>
        </table:table-row>
        <table:table-row table:style-name="ro3">
          <table:table-cell table:number-columns-repeated="7"/>
          <table:table-cell table:number-columns-repeated="2"/>
          <table:table-cell table:formula="oooc:=IF([.H46]=&quot;&quot;;&quot;&quot;;IF([.I46]=&quot;mv&quot;;DATE(YEAR([.H46])+1;MONTH([.H46]);DAY([.H46]));[.H46]))">
            <text:p/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8"/>
          <table:table-cell table:number-columns-repeated="246"/>
        </table:table-row>
        <table:table-row table:style-name="ro3" table:number-rows-repeated="6548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03" number:language="it" number:country="IT">
      <number:day-of-week/>
      <number:text> </number:text>
      <number:day/>
      <number:text> </number:text>
      <number:month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902in" fo:margin-bottom="0.3902in" fo:margin-left="0.3902in" fo:margin-right="0.3902in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01/26/2010</text:date>, <text:time>11:4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12-27T13:19:52</meta:creation-date>
    <dc:date>2010-01-26T11:48:05</dc:date>
    <meta:print-date>2009-12-28T14:11:47</meta:print-date>
    <meta:editing-cycles>5</meta:editing-cycles>
    <meta:editing-duration>P3DT3H45M55S</meta:editing-duration>
    <meta:user-defined meta:name="Info 1"/>
    <meta:user-defined meta:name="Info 2"/>
    <meta:user-defined meta:name="Info 3"/>
    <meta:user-defined meta:name="Info 4"/>
    <meta:document-statistic meta:table-count="3" meta:cell-count="315"/>
  </office:meta>
</office:document-meta>
</file>